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co1" style:family="table-column">
      <style:table-column-properties style:column-width="4.098cm" style:use-optimal-column-width="false"/>
    </style:style>
    <style:style style:name="co2" style:family="table-column">
      <style:table-column-properties style:column-width="4.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Здравствуй, мир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Давай протестируем презентацию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4" draw:layer="layout" svg:width="25.199cm" svg:height="3.506cm" svg:x="1.4cm" svg:y="0.837cm" presentation:class="title">
          <draw:text-box>
            <text:p>Справа график, слева таблица</text:p>
          </draw:text-box>
        </draw:frame>
        <draw:frame draw:style-name="standard" draw:layer="layout" svg:width="12.295cm" svg:height="4.59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Номер числа</text:p>
              </table:table-cell>
              <table:table-cell>
                <text:p>Простое число</text:p>
              </table:table-cell>
              <table:table-cell>
                <text:p>Число Мерсенна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5</text:p>
              </table:table-cell>
              <table:table-cell>
                <text:p>3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2.296cm" svg:height="12.179cm" svg:x="14.311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Nimbus Sans L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Nimbus Sans L'" style:font-family-generic-asian="system" style:font-pitch-asian="variable" style:font-size-asian="18pt" style:font-family-complex="'Nimbus Sans L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imbus Sans L'" style:font-family-generic-asian="system" style:font-pitch-asian="variable" style:font-size-asian="20pt" style:font-style-asian="normal" style:font-weight-asian="normal" style:font-family-complex="'Nimbus Sans L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imbus Sans L'" style:font-family-generic-asian="system" style:font-pitch-asian="variable" style:font-size-asian="44pt" style:font-style-asian="normal" style:font-weight-asian="normal" style:font-family-complex="'Nimbus Sans L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5T10:36:46</meta:creation-date>
    <meta:generator>LibreOffice/4.0.2.2$Linux_X86_64 LibreOffice_project/400m0$Build-2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21P0" style:volatile="true" number:automatic-order="true">
      <number:number number:min-integer-digits="1" number:grouping="true"/>
      <number:text> р.</number:text>
    </number:currency-style>
    <number:currency-style style:name="N21" number:automatic-order="true">
      <number:text>-</number:text>
      <number:number number:min-integer-digits="1" number:grouping="true"/>
      <number:text> р.</number:text>
      <style:map style:condition="value()&gt;=0" style:apply-style-name="N21P0"/>
    </number:currency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1">
      <style:chart-properties chart:symbol-type="named-symbol" chart:symbol-name="arrow-down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2.18cm" xlink:href="." xlink:type="simple" chart:class="chart:bar" chart:style-name="ch1">
        <chart:legend chart:legend-position="end" svg:x="8.42cm" svg:y="5.293cm" style:legend-expansion="high" chart:style-name="ch2"/>
        <chart:plot-area chart:style-name="ch3" chart:data-source-has-labels="both" svg:x="0.695cm" svg:y="0.864cm" svg:width="7.235cm" svg:height="10.653cm" dr3d:transform="matrix (0.348655512369765 -0.178992118834679 -0.920000627765682 0.663980631797261 0.739957764222914 0.107667208398548 0.6614900258449 -0.648401363787352 0.37683765356770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57cm" svg:y="1.169cm" svg:width="4.764cm" svg:height="8.0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стое число</text:p>
              </table:table-cell>
              <table:table-cell office:value-type="string">
                <text:p>Число Фиббоначи</text:p>
              </table:table-cell>
              <table:table-cell office:value-type="string">
                <text:p>Полупростые числ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